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143.21pt"/>
    </style:style>
    <style:style style:name="co4" style:family="table-column">
      <style:table-column-properties fo:break-before="auto" style:column-width="156.7pt"/>
    </style:style>
    <style:style style:name="co5" style:family="table-column">
      <style:table-column-properties fo:break-before="auto" style:column-width="266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53.61pt"/>
    </style:style>
    <style:style style:name="co9" style:family="table-column">
      <style:table-column-properties fo:break-before="auto" style:column-width="176pt"/>
    </style:style>
    <style:style style:name="co10" style:family="table-column">
      <style:table-column-properties fo:break-before="auto" style:column-width="150.94pt"/>
    </style:style>
    <style:style style:name="co11" style:family="table-column">
      <style:table-column-properties fo:break-before="auto" style:column-width="184.39pt"/>
    </style:style>
    <style:style style:name="co12" style:family="table-column">
      <style:table-column-properties fo:break-before="auto" style:column-width="192.95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80.59pt"/>
    </style:style>
    <style:style style:name="co15" style:family="table-column">
      <style:table-column-properties fo:break-before="auto" style:column-width="291.6pt"/>
    </style:style>
    <style:style style:name="co16" style:family="table-column">
      <style:table-column-properties fo:break-before="auto" style:column-width="125.21pt"/>
    </style:style>
    <style:style style:name="co17" style:family="table-column">
      <style:table-column-properties fo:break-before="auto" style:column-width="126.06pt"/>
    </style:style>
    <style:style style:name="co18" style:family="table-column">
      <style:table-column-properties fo:break-before="auto" style:column-width="151.8pt"/>
    </style:style>
    <style:style style:name="co19" style:family="table-column">
      <style:table-column-properties fo:break-before="auto" style:column-width="228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00a65d"/>
    </style:style>
    <style:style style:name="ce11" style:family="table-cell" style:parent-style-name="Default">
      <style:table-cell-properties fo:background-color="#ed1c24"/>
      <style:text-properties fo:color="#ce181e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color="#ce181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ed1c24"/>
      <style:text-properties style:text-underline-style="none" fo:font-weight="normal" style:font-weight-asian="normal" style:font-weight-complex="normal"/>
    </style:style>
    <style:style style:name="ce18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4" office:value-type="string" calcext:value-type="string">
            <text:p>convolutionRows</text:p>
          </table:table-cell>
          <table:table-cell table:style-name="ce5" office:value-type="string" calcext:value-type="string">
            <text:p>NVIDIA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Re-engineer</text:p>
          </table:table-cell>
          <table:table-cell table:number-columns-repeated="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ROWS_BLOCKDIM_X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H_LOCAL_X</text:p>
          </table:table-cell>
          <table:table-cell table:formula="of:=&quot;%s/&quot;&amp;[.C2]&amp;&quot;/&quot;&amp;[.E2]&amp;&quot;/&quot;&amp;&quot;g&quot;" office:value-type="string" office:string-value="%s/ROWS_BLOCKDIM_X/H_LOCAL_X/g" calcext:value-type="string">
            <text:p>%s/ROWS_BLOCKDIM_X/H_LOCAL_X/g</text:p>
          </table:table-cell>
          <table:table-cell table:number-columns-repeated="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ROWS_BLOCKDIM_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_LOCAL_Y</text:p>
          </table:table-cell>
          <table:table-cell table:formula="of:=&quot;%s/&quot;&amp;[.C3]&amp;&quot;/&quot;&amp;[.E3]&amp;&quot;/&quot;&amp;&quot;g&quot;" office:value-type="string" office:string-value="%s/ROWS_BLOCKDIM_Y/H_LOCAL_Y/g" calcext:value-type="string">
            <text:p>%s/ROWS_BLOCKDIM_Y/H_LOCAL_Y/g</text:p>
          </table:table-cell>
          <table:table-cell table:number-columns-repeated="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ROWS_RESULT_STEP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_OUT_SIZE</text:p>
          </table:table-cell>
          <table:table-cell table:formula="of:=&quot;%s/&quot;&amp;[.C4]&amp;&quot;/&quot;&amp;[.E4]&amp;&quot;/&quot;&amp;&quot;g&quot;" office:value-type="string" office:string-value="%s/ROWS_RESULT_STEPS/H_OUT_SIZE/g" calcext:value-type="string">
            <text:p>%s/ROWS_RESULT_STEPS/H_OUT_SIZE/g</text:p>
          </table:table-cell>
          <table:table-cell table:number-columns-repeated="4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ROWS_HALO_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_STRIDE_SIZE</text:p>
          </table:table-cell>
          <table:table-cell table:formula="of:=&quot;%s/&quot;&amp;[.C5]&amp;&quot;/&quot;&amp;[.E5]&amp;&quot;/&quot;&amp;&quot;g&quot;" office:value-type="string" office:string-value="%s/ROWS_HALO_STEPS/H_STRIDE_SIZE/g" calcext:value-type="string">
            <text:p>%s/ROWS_HALO_STEPS/H_STRIDE_SIZE/g</text:p>
          </table:table-cell>
          <table:table-cell table:number-columns-repeated="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KERNEL_RAD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LF_FILTER</text:p>
          </table:table-cell>
          <table:table-cell table:formula="of:=&quot;%s/&quot;&amp;[.C6]&amp;&quot;/&quot;&amp;[.E6]&amp;&quot;/&quot;&amp;&quot;g&quot;" office:value-type="string" office:string-value="%s/KERNEL_RADIUS/HALF_FILTER/g" calcext:value-type="string">
            <text:p>%s/KERNEL_RADIUS/HALF_FILTER/g</text:p>
          </table:table-cell>
          <table:table-cell table:number-columns-repeated="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KERNEL_LENGTH</text:p>
          </table:table-cell>
          <table:table-cell office:value-type="string" calcext:value-type="string">
            <text:p>2 * KERNEL_RADIUS + 1</text:p>
          </table:table-cell>
          <table:table-cell office:value-type="string" calcext:value-type="string">
            <text:p>FULL_FILTER</text:p>
          </table:table-cell>
          <table:table-cell table:formula="of:=&quot;%s/&quot;&amp;[.C7]&amp;&quot;/&quot;&amp;[.E7]&amp;&quot;/&quot;&amp;&quot;g&quot;" office:value-type="string" office:string-value="%s/KERNEL_LENGTH/FULL_FILTER/g" calcext:value-type="string">
            <text:p>%s/KERNEL_LENGTH/FULL_FILTER/g</text:p>
          </table:table-cell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__global float</text:p>
          </table:table-cell>
          <table:table-cell office:value-type="string" calcext:value-type="string">
            <text:p>d_Dst</text:p>
          </table:table-cell>
          <table:table-cell/>
          <table:table-cell office:value-type="string" calcext:value-type="string">
            <text:p>c_out</text:p>
          </table:table-cell>
          <table:table-cell table:formula="of:=&quot;%s/&quot;&amp;[.C8]&amp;&quot;/&quot;&amp;[.E8]&amp;&quot;/&quot;&amp;&quot;g&quot;" office:value-type="string" office:string-value="%s/d_Dst/c_out/g" calcext:value-type="string">
            <text:p>%s/d_Dst/c_out/g</text:p>
          </table:table-cell>
          <table:table-cell table:number-columns-repeated="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__global float</text:p>
          </table:table-cell>
          <table:table-cell office:value-type="string" calcext:value-type="string">
            <text:p>d_Src</text:p>
          </table:table-cell>
          <table:table-cell/>
          <table:table-cell office:value-type="string" calcext:value-type="string">
            <text:p><text:s/>a_in</text:p>
          </table:table-cell>
          <table:table-cell table:formula="of:=&quot;%s/&quot;&amp;[.C9]&amp;&quot;/&quot;&amp;[.E9]&amp;&quot;/&quot;&amp;&quot;g&quot;" office:value-type="string" office:string-value="%s/d_Src/ a_in/g" calcext:value-type="string">
            <text:p>%s/d_Src/ a_in/g</text:p>
          </table:table-cell>
          <table:table-cell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<text:s/>__constant float</text:p>
          </table:table-cell>
          <table:table-cell office:value-type="string" calcext:value-type="string">
            <text:p>c_Kernel</text:p>
          </table:table-cell>
          <table:table-cell/>
          <table:table-cell office:value-type="string" calcext:value-type="string">
            <text:p>b_in</text:p>
          </table:table-cell>
          <table:table-cell table:formula="of:=&quot;%s/&quot;&amp;[.C10]&amp;&quot;/&quot;&amp;[.E10]&amp;&quot;/&quot;&amp;&quot;g&quot;" office:value-type="string" office:string-value="%s/c_Kernel/b_in/g" calcext:value-type="string">
            <text:p>%s/c_Kernel/b_in/g</text:p>
          </table:table-cell>
          <table:table-cell table:number-columns-repeated="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t imageW</text:p>
          </table:table-cell>
          <table:table-cell office:value-type="string" calcext:value-type="string">
            <text:p>imageW</text:p>
          </table:table-cell>
          <table:table-cell/>
          <table:table-cell office:value-type="string" calcext:value-type="string">
            <text:p>image_w</text:p>
          </table:table-cell>
          <table:table-cell table:formula="of:=&quot;%s/&quot;&amp;[.C11]&amp;&quot;/&quot;&amp;[.E11]&amp;&quot;/&quot;&amp;&quot;g&quot;" office:value-type="string" office:string-value="%s/imageW/image_w/g" calcext:value-type="string">
            <text:p>%s/imageW/image_w/g</text:p>
          </table:table-cell>
          <table:table-cell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int imageH</text:p>
          </table:table-cell>
          <table:table-cell office:value-type="string" calcext:value-type="string">
            <text:p>imageH</text:p>
          </table:table-cell>
          <table:table-cell/>
          <table:table-cell office:value-type="string" calcext:value-type="string">
            <text:p>image_h</text:p>
          </table:table-cell>
          <table:table-cell table:formula="of:=&quot;%s/&quot;&amp;[.C12]&amp;&quot;/&quot;&amp;[.E12]&amp;&quot;/&quot;&amp;&quot;g&quot;" office:value-type="string" office:string-value="%s/imageH/image_h/g" calcext:value-type="string">
            <text:p>%s/imageH/image_h/g</text:p>
          </table:table-cell>
          <table:table-cell table:number-columns-repeated="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t pitch</text:p>
          </table:table-cell>
          <table:table-cell office:value-type="string" calcext:value-type="string">
            <text:p>pitch</text:p>
          </table:table-cell>
          <table:table-cell/>
          <table:table-cell office:value-type="string" calcext:value-type="string">
            <text:p>window_size</text:p>
          </table:table-cell>
          <table:table-cell table:formula="of:=&quot;%s/&quot;&amp;[.C13]&amp;&quot;/&quot;&amp;[.E13]&amp;&quot;/&quot;&amp;&quot;g&quot;" office:value-type="string" office:string-value="%s/pitch/window_size/g" calcext:value-type="string">
            <text:p>%s/pitch/window_size/g</text:p>
          </table:table-cell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__local float</text:p>
          </table:table-cell>
          <table:table-cell office:value-type="string" calcext:value-type="string">
            <text:p>l_Data</text:p>
          </table:table-cell>
          <table:table-cell/>
          <table:table-cell office:value-type="string" calcext:value-type="string">
            <text:p>local_buffer</text:p>
          </table:table-cell>
          <table:table-cell table:formula="of:=&quot;%s/&quot;&amp;[.C14]&amp;&quot;/&quot;&amp;[.E14]&amp;&quot;/&quot;&amp;&quot;g&quot;" office:value-type="string" office:string-value="%s/l_Data/local_buffer/g" calcext:value-type="string">
            <text:p>%s/l_Data/local_buffer/g</text:p>
          </table:table-cell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onst int </text:p>
          </table:table-cell>
          <table:table-cell office:value-type="string" calcext:value-type="string">
            <text:p>baseX</text:p>
          </table:table-cell>
          <table:table-cell/>
          <table:table-cell office:value-type="string" calcext:value-type="string">
            <text:p>index_x</text:p>
          </table:table-cell>
          <table:table-cell table:formula="of:=&quot;%s/&quot;&amp;[.C15]&amp;&quot;/&quot;&amp;[.E15]&amp;&quot;/&quot;&amp;&quot;g&quot;" office:value-type="string" office:string-value="%s/baseX/index_x/g" calcext:value-type="string">
            <text:p>%s/baseX/index_x/g</text:p>
          </table:table-cell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<text:s/>const int</text:p>
          </table:table-cell>
          <table:table-cell office:value-type="string" calcext:value-type="string">
            <text:p>baseY</text:p>
          </table:table-cell>
          <table:table-cell/>
          <table:table-cell office:value-type="string" calcext:value-type="string">
            <text:p>index_y</text:p>
          </table:table-cell>
          <table:table-cell table:formula="of:=&quot;%s/&quot;&amp;[.C16]&amp;&quot;/&quot;&amp;[.E16]&amp;&quot;/&quot;&amp;&quot;g&quot;" office:value-type="string" office:string-value="%s/baseY/index_y/g" calcext:value-type="string">
            <text:p>%s/baseY/index_y/g</text:p>
          </table:table-cell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sum</text:p>
          </table:table-cell>
          <table:table-cell table:formula="of:=&quot;%s/&quot;&amp;[.C17]&amp;&quot;/&quot;&amp;[.E17]&amp;&quot;/&quot;&amp;&quot;g&quot;" office:value-type="string" office:string-value="%s/sum/sum/g" calcext:value-type="string">
            <text:p>%s/sum/sum/g</text:p>
          </table:table-cell>
          <table:table-cell table:number-columns-repeated="4"/>
        </table:table-row>
        <table:table-row table:style-name="ro2">
          <table:table-cell table:style-name="ce11"/>
          <table:table-cell/>
          <table:table-cell office:value-type="string" calcext:value-type="string">
            <text:p>convolutionRows</text:p>
          </table:table-cell>
          <table:table-cell/>
          <table:table-cell office:value-type="string" calcext:value-type="string">
            <text:p>Horizontalconv</text:p>
          </table:table-cell>
          <table:table-cell table:formula="of:=&quot;%s/&quot;&amp;[.C18]&amp;&quot;/&quot;&amp;[.E18]&amp;&quot;/&quot;&amp;&quot;g&quot;" office:value-type="string" office:string-value="%s/convolutionRows/Horizontalconv/g" calcext:value-type="string">
            <text:p>%s/convolutionRows/Horizontalconv/g</text:p>
          </table:table-cell>
          <table:table-cell table:number-columns-repeated="4"/>
        </table:table-row>
        <table:table-row table:style-name="ro2" table:number-rows-repeated="8">
          <table:table-cell table:number-columns-repeated="10"/>
        </table:table-row>
        <table:table-row table:style-name="ro2">
          <table:table-cell office:value-type="string" calcext:value-type="string">
            <text:p>Stage #1: RE-name </text:p>
          </table:table-cell>
          <table:table-cell office:value-type="string" calcext:value-type="string">
            <text:p>Stage#2 Re engineer</text:p>
          </table:table-cell>
          <table:table-cell office:value-type="string" calcext:value-type="string">
            <text:p>Stage #3 Plus-Plusized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:</text:p>
          </table:table-cell>
          <table:table-cell table:number-columns-repeated="4"/>
        </table:table-row>
        <table:table-row table:style-name="ro2" table:number-rows-repeated="104854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0" table:default-cell-style-name="ce1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6"/>
          <table:table-cell table:style-name="ce4" office:value-type="string" calcext:value-type="string">
            <text:p>convolutionColumns</text:p>
          </table:table-cell>
          <table:table-cell table:style-name="ce5" office:value-type="string" calcext:value-type="string">
            <text:p>NVIDIA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Re-enginee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COLUMNS_BLOCKDIM_X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V_LOCAL_X</text:p>
          </table:table-cell>
          <table:table-cell table:formula="of:=&quot;%s/&quot;&amp;[.C2]&amp;&quot;/&quot;&amp;[.E2]&amp;&quot;/&quot;&amp;&quot;gc&quot;" office:value-type="string" office:string-value="%s/COLUMNS_BLOCKDIM_X/V_LOCAL_X/gc" calcext:value-type="string">
            <text:p>%s/COLUMNS_BLOCKDIM_X/V_LOCAL_X/g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COLUMNS_BLOCKDIM_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_LOCAL_Y</text:p>
          </table:table-cell>
          <table:table-cell table:formula="of:=&quot;%s/&quot;&amp;[.C3]&amp;&quot;/&quot;&amp;[.E3]&amp;&quot;/&quot;&amp;&quot;gc&quot;" office:value-type="string" office:string-value="%s/COLUMNS_BLOCKDIM_Y/V_LOCAL_Y/gc" calcext:value-type="string">
            <text:p>%s/COLUMNS_BLOCKDIM_Y/V_LOCAL_Y/g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COLUMNS_RESULT_STEP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_OUT_SIZE</text:p>
          </table:table-cell>
          <table:table-cell table:formula="of:=&quot;%s/&quot;&amp;[.C4]&amp;&quot;/&quot;&amp;[.E4]&amp;&quot;/&quot;&amp;&quot;gc&quot;" office:value-type="string" office:string-value="%s/COLUMNS_RESULT_STEPS/V_OUT_SIZE/gc" calcext:value-type="string">
            <text:p>%s/COLUMNS_RESULT_STEPS/V_OUT_SIZE/gc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COLUMNS_HALO_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STRIDE_SIZE</text:p>
          </table:table-cell>
          <table:table-cell table:formula="of:=&quot;%s/&quot;&amp;[.C5]&amp;&quot;/&quot;&amp;[.E5]&amp;&quot;/&quot;&amp;&quot;gc&quot;" office:value-type="string" office:string-value="%s/COLUMNS_HALO_STEPS/V_STRIDE_SIZE/gc" calcext:value-type="string">
            <text:p>%s/COLUMNS_HALO_STEPS/V_STRIDE_SIZE/gc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KERNEL_RADI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LF_FILTER</text:p>
          </table:table-cell>
          <table:table-cell table:formula="of:=&quot;%s/&quot;&amp;[.C6]&amp;&quot;/&quot;&amp;[.E6]&amp;&quot;/&quot;&amp;&quot;gc&quot;" office:value-type="string" office:string-value="%s/KERNEL_RADIUS/HALF_FILTER/gc" calcext:value-type="string">
            <text:p>%s/KERNEL_RADIUS/HALF_FILTER/g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KERNEL_LENGTH</text:p>
          </table:table-cell>
          <table:table-cell office:value-type="string" calcext:value-type="string">
            <text:p>2 * KERNEL_RADIUS + 1</text:p>
          </table:table-cell>
          <table:table-cell office:value-type="string" calcext:value-type="string">
            <text:p>FULL_FILTER</text:p>
          </table:table-cell>
          <table:table-cell table:formula="of:=&quot;%s/&quot;&amp;[.C7]&amp;&quot;/&quot;&amp;[.E7]&amp;&quot;/&quot;&amp;&quot;gc&quot;" office:value-type="string" office:string-value="%s/KERNEL_LENGTH/FULL_FILTER/gc" calcext:value-type="string">
            <text:p>%s/KERNEL_LENGTH/FULL_FILTER/gc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__global float</text:p>
          </table:table-cell>
          <table:table-cell office:value-type="string" calcext:value-type="string">
            <text:p>*d_Dst</text:p>
          </table:table-cell>
          <table:table-cell/>
          <table:table-cell office:value-type="string" calcext:value-type="string">
            <text:p>* c_out</text:p>
          </table:table-cell>
          <table:table-cell table:formula="of:=&quot;%s/&quot;&amp;[.C8]&amp;&quot;/&quot;&amp;[.E8]&amp;&quot;/&quot;&amp;&quot;gc&quot;" office:value-type="string" office:string-value="%s/*d_Dst/* c_out/gc" calcext:value-type="string">
            <text:p>%s/*d_Dst/* c_out/gc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__global float</text:p>
          </table:table-cell>
          <table:table-cell office:value-type="string" calcext:value-type="string">
            <text:p>*d_Src</text:p>
          </table:table-cell>
          <table:table-cell/>
          <table:table-cell office:value-type="string" calcext:value-type="string">
            <text:p>* a_in</text:p>
          </table:table-cell>
          <table:table-cell table:formula="of:=&quot;%s/&quot;&amp;[.C9]&amp;&quot;/&quot;&amp;[.E9]&amp;&quot;/&quot;&amp;&quot;gc&quot;" office:value-type="string" office:string-value="%s/*d_Src/* a_in/gc" calcext:value-type="string">
            <text:p>%s/*d_Src/* a_in/gc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<text:s/>__constant float</text:p>
          </table:table-cell>
          <table:table-cell office:value-type="string" calcext:value-type="string">
            <text:p>*c_Kernel</text:p>
          </table:table-cell>
          <table:table-cell/>
          <table:table-cell office:value-type="string" calcext:value-type="string">
            <text:p>* b_in</text:p>
          </table:table-cell>
          <table:table-cell table:formula="of:=&quot;%s/&quot;&amp;[.C10]&amp;&quot;/&quot;&amp;[.E10]&amp;&quot;/&quot;&amp;&quot;gc&quot;" office:value-type="string" office:string-value="%s/*c_Kernel/* b_in/gc" calcext:value-type="string">
            <text:p>%s/*c_Kernel/* b_in/gc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t imageW</text:p>
          </table:table-cell>
          <table:table-cell office:value-type="string" calcext:value-type="string">
            <text:p>imageW</text:p>
          </table:table-cell>
          <table:table-cell/>
          <table:table-cell office:value-type="string" calcext:value-type="string">
            <text:p>image_w</text:p>
          </table:table-cell>
          <table:table-cell table:formula="of:=&quot;%s/&quot;&amp;[.C11]&amp;&quot;/&quot;&amp;[.E11]&amp;&quot;/&quot;&amp;&quot;gc&quot;" office:value-type="string" office:string-value="%s/imageW/image_w/gc" calcext:value-type="string">
            <text:p>%s/imageW/image_w/gc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int imageH</text:p>
          </table:table-cell>
          <table:table-cell office:value-type="string" calcext:value-type="string">
            <text:p>imageH</text:p>
          </table:table-cell>
          <table:table-cell/>
          <table:table-cell office:value-type="string" calcext:value-type="string">
            <text:p>image_h</text:p>
          </table:table-cell>
          <table:table-cell table:formula="of:=&quot;%s/&quot;&amp;[.C12]&amp;&quot;/&quot;&amp;[.E12]&amp;&quot;/&quot;&amp;&quot;gc&quot;" office:value-type="string" office:string-value="%s/imageH/image_h/gc" calcext:value-type="string">
            <text:p>%s/imageH/image_h/gc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t pitch</text:p>
          </table:table-cell>
          <table:table-cell office:value-type="string" calcext:value-type="string">
            <text:p>pitch</text:p>
          </table:table-cell>
          <table:table-cell/>
          <table:table-cell office:value-type="string" calcext:value-type="string">
            <text:p>window_size</text:p>
          </table:table-cell>
          <table:table-cell table:formula="of:=&quot;%s/&quot;&amp;[.C13]&amp;&quot;/&quot;&amp;[.E13]&amp;&quot;/&quot;&amp;&quot;gc&quot;" office:value-type="string" office:string-value="%s/pitch/window_size/gc" calcext:value-type="string">
            <text:p>%s/pitch/window_size/gc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__local float</text:p>
          </table:table-cell>
          <table:table-cell office:value-type="string" calcext:value-type="string">
            <text:p>l_Data[][]</text:p>
          </table:table-cell>
          <table:table-cell/>
          <table:table-cell office:value-type="string" calcext:value-type="string">
            <text:p>local_buffer[][]</text:p>
          </table:table-cell>
          <table:table-cell table:formula="of:=&quot;%s/&quot;&amp;[.C14]&amp;&quot;/&quot;&amp;[.E14]&amp;&quot;/&quot;&amp;&quot;gc&quot;" office:value-type="string" office:string-value="%s/l_Data[][]/local_buffer[][]/gc" calcext:value-type="string">
            <text:p>%s/l_Data[][]/local_buffer[][]/gc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onst int </text:p>
          </table:table-cell>
          <table:table-cell office:value-type="string" calcext:value-type="string">
            <text:p>baseX</text:p>
          </table:table-cell>
          <table:table-cell/>
          <table:table-cell office:value-type="string" calcext:value-type="string">
            <text:p>index_x</text:p>
          </table:table-cell>
          <table:table-cell table:formula="of:=&quot;%s/&quot;&amp;[.C15]&amp;&quot;/&quot;&amp;[.E15]&amp;&quot;/&quot;&amp;&quot;gc&quot;" office:value-type="string" office:string-value="%s/baseX/index_x/gc" calcext:value-type="string">
            <text:p>%s/baseX/index_x/gc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<text:s/>const int</text:p>
          </table:table-cell>
          <table:table-cell office:value-type="string" calcext:value-type="string">
            <text:p>baseY</text:p>
          </table:table-cell>
          <table:table-cell/>
          <table:table-cell office:value-type="string" calcext:value-type="string">
            <text:p>indexـy</text:p>
          </table:table-cell>
          <table:table-cell table:formula="of:=&quot;%s/&quot;&amp;[.C16]&amp;&quot;/&quot;&amp;[.E16]&amp;&quot;/&quot;&amp;&quot;gc&quot;" office:value-type="string" office:string-value="%s/baseY/indexـy/gc" calcext:value-type="string">
            <text:p>%s/baseY/indexـy/gc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sum</text:p>
          </table:table-cell>
          <table:table-cell table:formula="of:=&quot;%s/&quot;&amp;[.C17]&amp;&quot;/&quot;&amp;[.E17]&amp;&quot;/&quot;&amp;&quot;gc&quot;" office:value-type="string" office:string-value="%s/sum/sum/gc" calcext:value-type="string">
            <text:p>%s/sum/sum/gc</text:p>
          </table:table-cell>
        </table:table-row>
        <table:table-row table:style-name="ro1">
          <table:table-cell table:style-name="ce1"/>
          <table:table-cell table:style-name="ce18"/>
          <table:table-cell table:style-name="ce18" office:value-type="string" calcext:value-type="string">
            <text:p>convolutionColumns</text:p>
          </table:table-cell>
          <table:table-cell/>
          <table:table-cell office:value-type="string" calcext:value-type="string">
            <text:p>Verticalconv</text:p>
          </table:table-cell>
          <table:table-cell table:formula="of:=&quot;%s/&quot;&amp;[.C18]&amp;&quot;/&quot;&amp;[.E18]&amp;&quot;/&quot;&amp;&quot;gc&quot;" office:value-type="string" office:string-value="%s/convolutionColumns/Verticalconv/gc" calcext:value-type="string">
            <text:p>%s/convolutionColumns/Verticalconv/gc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/>
          <table:table-cell office:value-type="string" calcext:value-type="string">
            <text:p><text:s/>float *</text:p>
          </table:table-cell>
          <table:table-cell office:value-type="string" calcext:value-type="string">
            <text:p>h_Dst</text:p>
          </table:table-cell>
          <table:table-cell office:value-type="string" calcext:value-type="string">
            <text:p>c_out</text:p>
          </table:table-cell>
          <table:table-cell table:formula="of:=&quot;%s/&quot;&amp;[.C1]&amp;&quot;/&quot;&amp;[.D1]&amp;&quot;/&quot;&amp;&quot;g&quot;" office:value-type="string" office:string-value="%s/h_Dst/c_out/g" calcext:value-type="string">
            <text:p>%s/h_Dst/c_out/g</text:p>
          </table:table-cell>
        </table:table-row>
        <table:table-row table:style-name="ro2">
          <table:table-cell/>
          <table:table-cell office:value-type="string" calcext:value-type="string">
            <text:p>float *</text:p>
          </table:table-cell>
          <table:table-cell office:value-type="string" calcext:value-type="string">
            <text:p>h_Src</text:p>
          </table:table-cell>
          <table:table-cell office:value-type="string" calcext:value-type="string">
            <text:p>a_in</text:p>
          </table:table-cell>
          <table:table-cell table:formula="of:=&quot;%s/&quot;&amp;[.C2]&amp;&quot;/&quot;&amp;[.D2]&amp;&quot;/&quot;&amp;&quot;g&quot;" office:value-type="string" office:string-value="%s/h_Src/a_in/g" calcext:value-type="string">
            <text:p>%s/h_Src/a_in/g</text:p>
          </table:table-cell>
        </table:table-row>
        <table:table-row table:style-name="ro2">
          <table:table-cell/>
          <table:table-cell office:value-type="string" calcext:value-type="string">
            <text:p>float *</text:p>
          </table:table-cell>
          <table:table-cell office:value-type="string" calcext:value-type="string">
            <text:p>h_Kernel</text:p>
          </table:table-cell>
          <table:table-cell office:value-type="string" calcext:value-type="string">
            <text:p>b_in</text:p>
          </table:table-cell>
          <table:table-cell table:formula="of:=&quot;%s/&quot;&amp;[.C3]&amp;&quot;/&quot;&amp;[.D3]&amp;&quot;/&quot;&amp;&quot;g&quot;" office:value-type="string" office:string-value="%s/h_Kernel/b_in/g" calcext:value-type="string">
            <text:p>%s/h_Kernel/b_in/g</text:p>
          </table:table-cell>
        </table:table-row>
        <table:table-row table:style-name="ro2">
          <table:table-cell/>
          <table:table-cell office:value-type="string" calcext:value-type="string">
            <text:p><text:s/>int</text:p>
          </table:table-cell>
          <table:table-cell office:value-type="string" calcext:value-type="string">
            <text:p>imageW</text:p>
          </table:table-cell>
          <table:table-cell office:value-type="string" calcext:value-type="string">
            <text:p>image_w</text:p>
          </table:table-cell>
          <table:table-cell table:formula="of:=&quot;%s/&quot;&amp;[.C4]&amp;&quot;/&quot;&amp;[.D4]&amp;&quot;/&quot;&amp;&quot;g&quot;" office:value-type="string" office:string-value="%s/imageW/image_w/g" calcext:value-type="string">
            <text:p>%s/imageW/image_w/g</text:p>
          </table:table-cell>
        </table:table-row>
        <table:table-row table:style-name="ro2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mageH</text:p>
          </table:table-cell>
          <table:table-cell office:value-type="string" calcext:value-type="string">
            <text:p>image_h</text:p>
          </table:table-cell>
          <table:table-cell table:formula="of:=&quot;%s/&quot;&amp;[.C5]&amp;&quot;/&quot;&amp;[.D5]&amp;&quot;/&quot;&amp;&quot;g&quot;" office:value-type="string" office:string-value="%s/imageH/image_h/g" calcext:value-type="string">
            <text:p>%s/imageH/image_h/g</text:p>
          </table:table-cell>
        </table:table-row>
        <table:table-row table:style-name="ro2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kernelR</text:p>
          </table:table-cell>
          <table:table-cell office:value-type="string" calcext:value-type="string">
            <text:p>half_filter</text:p>
          </table:table-cell>
          <table:table-cell table:formula="of:=&quot;%s/&quot;&amp;[.C6]&amp;&quot;/&quot;&amp;[.D6]&amp;&quot;/&quot;&amp;&quot;g&quot;" office:value-type="string" office:string-value="%s/kernelR/half_filter/g" calcext:value-type="string">
            <text:p>%s/kernelR/half_filter/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volutionRowHost</text:p>
          </table:table-cell>
          <table:table-cell office:value-type="string" calcext:value-type="string">
            <text:p>Horizontalconv_CPU</text:p>
          </table:table-cell>
          <table:table-cell table:formula="of:=&quot;%s/&quot;&amp;[.C7]&amp;&quot;/&quot;&amp;[.D7]&amp;&quot;/&quot;&amp;&quot;g&quot;" office:value-type="string" office:string-value="%s/convolutionRowHost/Horizontalconv_CPU/g" calcext:value-type="string">
            <text:p>%s/convolutionRowHost/Horizontalconv_CPU/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volutionColumnHost</text:p>
          </table:table-cell>
          <table:table-cell office:value-type="string" calcext:value-type="string">
            <text:p>Verticalconv_CPU</text:p>
          </table:table-cell>
          <table:table-cell table:formula="of:=&quot;%s/&quot;&amp;[.C8]&amp;&quot;/&quot;&amp;[.D8]&amp;&quot;/&quot;&amp;&quot;g&quot;" office:value-type="string" office:string-value="%s/convolutionColumnHost/Verticalconv_CPU/g" calcext:value-type="string">
            <text:p>%s/convolutionColumnHost/Verticalconv_CPU/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03:49:24.033402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43:41.122672236</meta:creation-date>
    <dc:date>2018-12-01T17:16:17.420124959</dc:date>
    <meta:editing-duration>PT51M29S</meta:editing-duration>
    <meta:editing-cycles>6</meta:editing-cycles>
    <meta:generator>LibreOffice/6.0.7.3$Linux_X86_64 LibreOffice_project/00m0$Build-3</meta:generator>
    <meta:document-statistic meta:table-count="3" meta:cell-count="220" meta:object-count="0"/>
  </office:meta>
</office:document-meta>
</file>